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Text_20_body" style:list-style-name="L5">
      <style:paragraph-properties fo:margin-top="0in" fo:margin-bottom="0in"/>
    </style:style>
    <style:style style:name="P16" style:family="paragraph" style:parent-style-name="Text_20_body" style:list-style-name="L6">
      <style:paragraph-properties fo:margin-top="0in" fo:margin-bottom="0in"/>
    </style:style>
    <style:style style:name="P17" style:family="paragraph" style:parent-style-name="Text_20_body" style:list-style-name="L7">
      <style:paragraph-properties fo:margin-top="0in" fo:margin-bottom="0in"/>
    </style:style>
    <style:style style:name="P18" style:family="paragraph" style:parent-style-name="Text_20_body" style:list-style-name="L8">
      <style:paragraph-properties fo:margin-top="0in" fo:margin-bottom="0in"/>
    </style:style>
    <style:style style:name="P19" style:family="paragraph" style:parent-style-name="Text_20_body" style:list-style-name="L9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unctional Requirements Document (FRD)</text:h>
      <text:p text:style-name="Text_20_body"><text:span text:style-name="Strong_20_Emphasis">System Name:</text:span> AI - Assisted Flexible Work &amp; Life Balance Request System<text:line-break/><text:span text:style-name="Strong_20_Emphasis">Prepared For:</text:span> Women employees seeking flexible work arrangements<text:line-break/><text:span text:style-name="Strong_20_Emphasis">Date:</text:span> March 13, 2026</text:p>
      <text:p text:style-name="Horizontal_20_Line"/>
      <text:h text:style-name="Heading_20_2" text:outline-level="2">1. Purpose</text:h>
      <text:p text:style-name="Text_20_body">The system enables employees to request flexible work arrangements (e.g., work-from-home, shift changes, caregiving support) with AI assistance. It ensures requests are structured, policy-compliant, tracked, and monitored for fairness and consistency.</text:p>
      <text:p text:style-name="Horizontal_20_Line"/>
      <text:h text:style-name="Heading_20_2" text:outline-level="2">2. Scope</text:h>
      <text:list xml:id="list1978769354240231842" text:style-name="L1">
        <text:list-item>
          <text:p text:style-name="P11"><text:span text:style-name="Strong_20_Emphasis">In-Scope:</text:span> Request initiation, AI-generated justifications, approval workflows, policy tagging, and outcome monitoring. </text:p>
        </text:list-item>
        <text:list-item>
          <text:p text:style-name="P2"><text:span text:style-name="Strong_20_Emphasis">Out-of-Scope:</text:span> Payroll, direct HR policy creation, or external caregiving services. </text:p>
        </text:list-item>
      </text:list>
      <text:p text:style-name="Horizontal_20_Line"/>
      <text:h text:style-name="Heading_20_2" text:outline-level="2">3. User Roles</text:h>
      <text:list xml:id="list4296111668316366831" text:style-name="L2">
        <text:list-item>
          <text:p text:style-name="P12"><text:span text:style-name="Strong_20_Emphasis">Employee (Requester):</text:span> Initiates requests, views status, receives feedback. </text:p>
        </text:list-item>
        <text:list-item>
          <text:p text:style-name="P12"><text:span text:style-name="Strong_20_Emphasis">Manager/Approver:</text:span> Reviews requests, approves/denies, provides comments. </text:p>
        </text:list-item>
        <text:list-item>
          <text:p text:style-name="P12"><text:span text:style-name="Strong_20_Emphasis">HR/Admin:</text:span> Configures policies, monitors analytics, ensures compliance. </text:p>
        </text:list-item>
        <text:list-item>
          <text:p text:style-name="P3"><text:span text:style-name="Strong_20_Emphasis">AI Assistant:</text:span> Guides request creation, generates justifications, tags policies, tracks outcomes. </text:p>
        </text:list-item>
      </text:list>
      <text:p text:style-name="Horizontal_20_Line"/>
      <text:h text:style-name="Heading_20_2" text:outline-level="2">4. Functional Requirements</text:h>
      <text:h text:style-name="Heading_20_3" text:outline-level="3">4.1 Request Initiation</text:h>
      <text:list xml:id="list3598648498923939051" text:style-name="L3">
        <text:list-item>
          <text:p text:style-name="P13">Employees submit requests via an intuitive interface. </text:p>
        </text:list-item>
        <text:list-item>
          <text:p text:style-name="P13">AI prompts for details: type (WFH, shift change, caregiving), timing, urgency, supporting info. </text:p>
        </text:list-item>
        <text:list-item>
          <text:p text:style-name="P4">Requests are saved with unique IDs. </text:p>
        </text:list-item>
      </text:list>
      <text:h text:style-name="Heading_20_3" text:outline-level="3">4.2 AI‑Generated Justification</text:h>
      <text:list xml:id="list7767318714496878585" text:style-name="L4">
        <text:list-item>
          <text:p text:style-name="P14">AI converts informal reasoning into professional justification. </text:p>
        </text:list-item>
        <text:list-item>
          <text:p text:style-name="P14">Suggests appropriate categories. </text:p>
        </text:list-item>
        <text:list-item>
          <text:p text:style-name="P14">References relevant company policies. </text:p>
        </text:list-item>
        <text:list-item>
          <text:p text:style-name="P5">Ensures alignment with organizational guidelines. </text:p>
        </text:list-item>
      </text:list>
      <text:h text:style-name="Heading_20_3" text:outline-level="3"><text:soft-page-break/>4.3 Approval Workflow</text:h>
      <text:list xml:id="list641797390332576733" text:style-name="L5">
        <text:list-item>
          <text:p text:style-name="P15">Requests routed automatically to designated approvers based on hierarchy and request type. </text:p>
        </text:list-item>
        <text:list-item>
          <text:p text:style-name="P15">Notifications sent to approvers and employees. </text:p>
        </text:list-item>
        <text:list-item>
          <text:p text:style-name="P6">Escalation rules for pending requests beyond SLA. </text:p>
        </text:list-item>
      </text:list>
      <text:h text:style-name="Heading_20_3" text:outline-level="3">4.4 Policy Tagging</text:h>
      <text:list xml:id="list5518429635527173530" text:style-name="L6">
        <text:list-item>
          <text:p text:style-name="P16">Each request tagged with relevant company policies. </text:p>
        </text:list-item>
        <text:list-item>
          <text:p text:style-name="P16">Employees and managers can view policy references. </text:p>
        </text:list-item>
        <text:list-item>
          <text:p text:style-name="P7">Ensures compliance and transparency. </text:p>
        </text:list-item>
      </text:list>
      <text:h text:style-name="Heading_20_3" text:outline-level="3">4.5 Outcome Monitoring</text:h>
      <text:list xml:id="list4032907201232270410" text:style-name="L7">
        <text:list-item>
          <text:p text:style-name="P17">Tracks approval/denial outcomes. </text:p>
        </text:list-item>
        <text:list-item>
          <text:p text:style-name="P17">Provides employees with feedback and suggestions for future submissions. </text:p>
        </text:list-item>
        <text:list-item>
          <text:p text:style-name="P17">AI generates analytics on effectiveness of flexible arrangements. </text:p>
        </text:list-item>
        <text:list-item>
          <text:p text:style-name="P8">Dashboards for HR to monitor fairness and consistency. </text:p>
        </text:list-item>
      </text:list>
      <text:p text:style-name="Horizontal_20_Line"/>
      <text:h text:style-name="Heading_20_2" text:outline-level="2">5. Non‑Functional Requirements</text:h>
      <text:list xml:id="list5809201095144743304" text:style-name="L8">
        <text:list-item>
          <text:p text:style-name="P18"><text:span text:style-name="Strong_20_Emphasis">Usability:</text:span> Simple, accessible interface with AI guidance. </text:p>
        </text:list-item>
        <text:list-item>
          <text:p text:style-name="P18"><text:span text:style-name="Strong_20_Emphasis">Security:</text:span> Role-based access, encryption of sensitive data. </text:p>
        </text:list-item>
        <text:list-item>
          <text:p text:style-name="P18"><text:span text:style-name="Strong_20_Emphasis">Scalability:</text:span> Supports large organizations with multiple departments. </text:p>
        </text:list-item>
        <text:list-item>
          <text:p text:style-name="P9"><text:span text:style-name="Strong_20_Emphasis">Compliance:</text:span> Adheres to labor laws and company HR policies. </text:p>
        </text:list-item>
      </text:list>
      <text:p text:style-name="Horizontal_20_Line"/>
      <text:h text:style-name="Heading_20_2" text:outline-level="2">6. Workflow Diagram (Conceptual)</text:h>
      <text:p text:style-name="P1"><text:span text:style-name="Source_20_Text">Employee → AI Assistant → Request Form → Policy Tagging → Approval Workflow → Outcome Monitoring → Analytics</text:span></text:p>
      <text:p text:style-name="Horizontal_20_Line"/>
      <text:h text:style-name="Heading_20_2" text:outline-level="2">7. Success Metrics</text:h>
      <text:list xml:id="list6180599581826576682" text:style-name="L9">
        <text:list-item>
          <text:p text:style-name="P19">% of requests processed within SLA. </text:p>
        </text:list-item>
        <text:list-item>
          <text:p text:style-name="P19">Employee satisfaction with flexible arrangements. </text:p>
        </text:list-item>
        <text:list-item>
          <text:p text:style-name="P19">Reduction in work-life balance related attrition. </text:p>
        </text:list-item>
        <text:list-item>
          <text:p text:style-name="P10">Fairness index across departments. 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3-13T16:52:02.84</meta:creation-date>
    <dc:date>2026-03-13T17:17:51.86</dc:date>
    <meta:editing-duration>PT5M36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2" meta:paragraph-count="47" meta:word-count="364" meta:character-count="2693"/>
  </office:meta>
</office:document-meta>
</file>